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255543" officeooo:paragraph-rsid="00255543"/>
    </style:style>
    <style:style style:name="P2" style:family="paragraph" style:parent-style-name="Standard" style:list-style-name="L1">
      <style:text-properties officeooo:rsid="00255543" officeooo:paragraph-rsid="00255543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Table_20_Contents"/>
          </table:table-cell>
          <table:table-cell table:style-name="Таблица1.B1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</table:table-row>
      </table:table>
      <text:p text:style-name="P1"/>
      <text:p text:style-name="P1"/>
      <text:list xml:id="list471677990815796817" text:style-name="L1">
        <text:list-item>
          <text:p text:style-name="P2">Первое предложение</text:p>
        </text:list-item>
        <text:list-item>
          <text:p text:style-name="P2">Второе предложение</text:p>
        </text:list-item>
        <text:list-item>
          <text:p text:style-name="P2">Третье предложение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dc:date>2021-06-03T13:59:23.633297213</dc:date>
    <meta:editing-duration>PT6H34M45S</meta:editing-duration>
    <meta:editing-cycles>11</meta:editing-cycles>
    <meta:document-statistic meta:table-count="1" meta:image-count="0" meta:object-count="0" meta:page-count="1" meta:paragraph-count="3" meta:word-count="9" meta:character-count="57" meta:non-whitespace-character-count="54"/>
  </office:meta>
</office:document-meta>
</file>